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33b8" officeooo:paragraph-rsid="001933b8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933b8" officeooo:paragraph-rsid="001933b8" style:font-size-asian="9.60000038146973pt" style:font-weight-asian="bold" style:font-size-complex="11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933b8" officeooo:paragraph-rsid="001933b8" style:font-size-asian="9.60000038146973pt" style:font-weight-asian="bold" style:font-size-complex="11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ab51b" officeooo:paragraph-rsid="001ab51b" style:font-size-asian="9.60000038146973pt" style:font-weight-asian="bold" style:font-size-complex="11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ba268" officeooo:paragraph-rsid="001ba268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d17f4" style:font-weight-asian="normal" style:font-weight-complex="normal"/>
    </style:style>
    <style:style style:name="T4" style:family="text">
      <style:text-properties style:text-underline-style="none" fo:font-weight="normal" officeooo:rsid="001dae1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down</text:p>
      <text:p text:style-name="P1"><text:span text:style-name="T2"/></text:p>
      <text:list xml:id="list545294923" text:style-name="L1">
        <text:list-item>
          <text:p text:style-name="P4"><text:span text:style-name="T2">General???</text:span></text:p>
          <text:list>
            <text:list-item>
              <text:p text:style-name="P3"><text:span text:style-name="T2">Props: </text:span><text:span text:style-name="T4">crates. chests, barrels</text:span></text:p>
            </text:list-item>
            <text:list-item>
              <text:p text:style-name="P4"><text:span text:style-name="T2">Character</text:span><text:span text:style-name="T3">s: </text:span></text:p>
              <text:list>
                <text:list-item>
                  <text:p text:style-name="P3"><text:span text:style-name="T2">Player</text:span></text:p>
                </text:list-item>
                <text:list-item>
                  <text:p text:style-name="P3"><text:span text:style-name="T2">Zombies</text:span></text:p>
                </text:list-item>
              </text:list>
            </text:list-item>
            <text:list-item>
              <text:p text:style-name="P3"><text:span text:style-name="T2">Drops</text:span></text:p>
            </text:list-item>
            <text:list-item>
              <text:p text:style-name="P5"><text:span text:style-name="T2">Weapon</text:span><text:span text:style-name="T3">s</text:span></text:p>
            </text:list-item>
          </text:list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8:21.155046491</meta:creation-date>
    <dc:date>2019-09-24T09:25:33.638529345</dc:date>
    <meta:editing-duration>PT1H7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8" meta:character-count="91" meta:non-whitespace-character-count="87"/>
  </office:meta>
</office:document-meta>
</file>